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fo:font-size="35pt" fo:language="cs" fo:country="CZ" officeooo:rsid="00763b50" officeooo:paragraph-rsid="00763b50" style:font-size-asian="35pt" style:font-size-complex="35pt"/>
    </style:style>
    <style:style style:name="P2" style:family="paragraph" style:parent-style-name="Nadpis1">
      <style:text-properties fo:font-size="35pt" fo:language="cs" fo:country="CZ" officeooo:rsid="00763b50" officeooo:paragraph-rsid="00763b50" style:font-size-asian="35pt" style:font-size-complex="35pt"/>
    </style:style>
    <style:style style:name="P3" style:family="paragraph" style:parent-style-name="text">
      <style:text-properties officeooo:paragraph-rsid="00340841"/>
    </style:style>
    <style:style style:name="P4" style:family="paragraph" style:parent-style-name="text">
      <style:text-properties style:font-name="Times New Roman" fo:language="cs" fo:country="CZ" officeooo:rsid="00340841" officeooo:paragraph-rsid="00340841" style:font-size-asian="10.5pt"/>
    </style:style>
    <style:style style:name="P5" style:family="paragraph" style:parent-style-name="text" style:list-style-name="L1">
      <style:text-properties fo:language="cs" fo:country="CZ" officeooo:rsid="0078583c" officeooo:paragraph-rsid="0078583c"/>
    </style:style>
    <style:style style:name="P6" style:family="paragraph" style:parent-style-name="text" style:list-style-name="L1">
      <style:text-properties fo:language="cs" fo:country="CZ" officeooo:rsid="00763b50" officeooo:paragraph-rsid="005bcf18"/>
    </style:style>
    <style:style style:name="P7" style:family="paragraph" style:parent-style-name="text" style:list-style-name="L1">
      <style:text-properties fo:language="cs" fo:country="CZ" officeooo:rsid="00116acc" officeooo:paragraph-rsid="00116acc"/>
    </style:style>
    <style:style style:name="P8" style:family="paragraph" style:parent-style-name="text" style:list-style-name="L1">
      <style:text-properties fo:language="cs" fo:country="CZ" officeooo:rsid="00116acc" officeooo:paragraph-rsid="0019cb4d"/>
    </style:style>
    <style:style style:name="P9" style:family="paragraph" style:parent-style-name="text" style:list-style-name="L1">
      <style:text-properties fo:language="cs" fo:country="CZ" officeooo:rsid="005356c7" officeooo:paragraph-rsid="00552fcb"/>
    </style:style>
    <style:style style:name="P10" style:family="paragraph" style:parent-style-name="text" style:list-style-name="L1">
      <style:text-properties fo:language="cs" fo:country="CZ" officeooo:rsid="00788191" officeooo:paragraph-rsid="00788191"/>
    </style:style>
    <style:style style:name="P11" style:family="paragraph" style:parent-style-name="text" style:list-style-name="L1">
      <style:text-properties fo:language="cs" fo:country="CZ" officeooo:rsid="005f4d3c" officeooo:paragraph-rsid="005f4d3c"/>
    </style:style>
    <style:style style:name="P12" style:family="paragraph" style:parent-style-name="text" style:list-style-name="L1">
      <style:text-properties fo:language="cs" fo:country="CZ" officeooo:rsid="0036e70b" officeooo:paragraph-rsid="0036e70b"/>
    </style:style>
    <style:style style:name="P13" style:family="paragraph" style:parent-style-name="text" style:list-style-name="L1">
      <style:text-properties fo:language="cs" fo:country="CZ" officeooo:rsid="0066dd43" officeooo:paragraph-rsid="00788191"/>
    </style:style>
    <style:style style:name="P14" style:family="paragraph" style:parent-style-name="text" style:list-style-name="L1">
      <style:text-properties fo:language="cs" fo:country="CZ" officeooo:rsid="0066dd43" officeooo:paragraph-rsid="0066dd43"/>
    </style:style>
    <style:style style:name="P15" style:family="paragraph" style:parent-style-name="text" style:list-style-name="L1">
      <style:text-properties fo:language="cs" fo:country="CZ"/>
    </style:style>
    <style:style style:name="P16" style:family="paragraph" style:parent-style-name="text" style:list-style-name="L1">
      <style:text-properties fo:language="cs" fo:country="CZ" officeooo:rsid="005d6ed8" officeooo:paragraph-rsid="005d6ed8"/>
    </style:style>
    <style:style style:name="P17" style:family="paragraph" style:parent-style-name="text" style:list-style-name="L1">
      <style:text-properties fo:language="cs" fo:country="CZ" officeooo:rsid="0019cb4d" officeooo:paragraph-rsid="0019cb4d"/>
    </style:style>
    <style:style style:name="P18" style:family="paragraph" style:parent-style-name="text" style:list-style-name="L1">
      <style:text-properties fo:language="cs" fo:country="CZ" officeooo:rsid="00130026" officeooo:paragraph-rsid="00130026"/>
    </style:style>
    <style:style style:name="P19" style:family="paragraph" style:parent-style-name="text" style:list-style-name="L1">
      <style:text-properties fo:language="cs" fo:country="CZ" officeooo:rsid="007cb067" officeooo:paragraph-rsid="007cb067"/>
    </style:style>
    <style:style style:name="P20" style:family="paragraph" style:parent-style-name="text" style:list-style-name="L1">
      <style:text-properties fo:language="cs" fo:country="CZ" officeooo:rsid="007ea3f6" officeooo:paragraph-rsid="007ea3f6"/>
    </style:style>
    <style:style style:name="P21" style:family="paragraph" style:parent-style-name="text" style:list-style-name="L1">
      <style:text-properties fo:language="cs" fo:country="CZ" officeooo:rsid="00814584" officeooo:paragraph-rsid="00814584"/>
    </style:style>
    <style:style style:name="P22" style:family="paragraph" style:parent-style-name="text" style:list-style-name="L1">
      <style:text-properties fo:language="cs" fo:country="CZ" officeooo:rsid="0081b591" officeooo:paragraph-rsid="0081b591"/>
    </style:style>
    <style:style style:name="P23" style:family="paragraph" style:parent-style-name="text" style:list-style-name="L1">
      <style:text-properties fo:language="cs" fo:country="CZ" officeooo:rsid="001a0098" officeooo:paragraph-rsid="001a0098"/>
    </style:style>
    <style:style style:name="P24" style:family="paragraph" style:parent-style-name="text" style:list-style-name="L1">
      <style:text-properties fo:language="cs" fo:country="CZ" officeooo:rsid="006d65ba" officeooo:paragraph-rsid="006d65ba"/>
    </style:style>
    <style:style style:name="P25" style:family="paragraph" style:parent-style-name="text" style:list-style-name="L2">
      <style:text-properties fo:language="cs" fo:country="CZ" officeooo:rsid="00860460" officeooo:paragraph-rsid="00860460"/>
    </style:style>
    <style:style style:name="P26" style:family="paragraph" style:parent-style-name="text" style:list-style-name="L1">
      <style:text-properties fo:language="cs" fo:country="CZ" officeooo:rsid="00860460" officeooo:paragraph-rsid="00860460"/>
    </style:style>
    <style:style style:name="P27" style:family="paragraph" style:parent-style-name="text" style:list-style-name="L1">
      <style:text-properties fo:language="cs" fo:country="CZ" officeooo:rsid="0086f5df" officeooo:paragraph-rsid="0086f5df"/>
    </style:style>
    <style:style style:name="P28" style:family="paragraph" style:parent-style-name="text" style:list-style-name="L1">
      <style:text-properties fo:language="cs" fo:country="CZ" officeooo:rsid="00871d90" officeooo:paragraph-rsid="00871d90"/>
    </style:style>
    <style:style style:name="P29" style:family="paragraph" style:parent-style-name="text" style:list-style-name="L1">
      <style:text-properties fo:language="cs" fo:country="CZ" officeooo:rsid="0088c575" officeooo:paragraph-rsid="0088c575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officeooo:rsid="001f999d" style:font-size-asian="10.5pt"/>
    </style:style>
    <style:style style:name="T4" style:family="text">
      <style:text-properties fo:language="cs" fo:country="CZ"/>
    </style:style>
    <style:style style:name="T5" style:family="text">
      <style:text-properties officeooo:rsid="0066dd43"/>
    </style:style>
    <style:style style:name="T6" style:family="text">
      <style:text-properties officeooo:rsid="0076b954"/>
    </style:style>
    <style:style style:name="T7" style:family="text">
      <style:text-properties officeooo:rsid="00788191"/>
    </style:style>
    <style:style style:name="T8" style:family="text">
      <style:text-properties officeooo:rsid="007c3815"/>
    </style:style>
    <style:style style:name="T9" style:family="text">
      <style:text-properties officeooo:rsid="007ea3f6"/>
    </style:style>
    <style:style style:name="T10" style:family="text">
      <style:text-properties officeooo:rsid="00803458"/>
    </style:style>
    <style:style style:name="T11" style:family="text">
      <style:text-properties officeooo:rsid="00833033"/>
    </style:style>
    <style:style style:name="T12" style:family="text">
      <style:text-properties officeooo:rsid="0084dda6"/>
    </style:style>
    <style:style style:name="T13" style:family="text">
      <style:text-properties officeooo:rsid="00860460"/>
    </style:style>
    <style:style style:name="T14" style:family="text">
      <style:text-properties officeooo:rsid="0086f5df"/>
    </style:style>
    <style:style style:name="T15" style:family="text">
      <style:text-properties officeooo:rsid="00871d90"/>
    </style:style>
    <style:style style:name="T16" style:family="text">
      <style:text-properties officeooo:rsid="0088c575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ktor Dyk:</text:p>
      <text:p text:style-name="P2">Krysař</text:p>
      <text:list xml:id="list1484166783" text:style-name="L1">
        <text:list-item>
          <text:p text:style-name="P5"/>
          <text:list>
            <text:list-item>
              <text:p text:style-name="P6">lyrickoepická novela</text:p>
              <text:list>
                <text:list-item>
                  <text:p text:style-name="P5">kratší žánr, poutavý příběh</text:p>
                </text:list-item>
              </text:list>
            </text:list-item>
            <text:list-item>
              <text:p text:style-name="P7">Téma <text:span text:style-name="T2">a motivy</text:span></text:p>
              <text:list>
                <text:list-item>
                  <text:p text:style-name="P9">obecně</text:p>
                  <text:list>
                    <text:list-item>
                      <text:p text:style-name="P5">píšťala</text:p>
                    </text:list-item>
                    <text:list-item>
                      <text:p text:style-name="P10">krysy</text:p>
                    </text:list-item>
                    <text:list-item>
                      <text:p text:style-name="P10">láska na první pohled</text:p>
                    </text:list-item>
                    <text:list-item>
                      <text:p text:style-name="P10">pláč dítěte</text:p>
                    </text:list-item>
                    <text:list-item>
                      <text:p text:style-name="P10"/>
                    </text:list-item>
                  </text:list>
                </text:list-item>
              </text:list>
            </text:list-item>
            <text:list-item>
              <text:p text:style-name="P11">zasazení výňatku</text:p>
            </text:list-item>
            <text:list-item>
              <text:p text:style-name="P12">časoprostor</text:p>
              <text:list>
                <text:list-item>
                  <text:p text:style-name="P10">město Hammelny a jeho okolí v průběhu několika dní</text:p>
                </text:list-item>
              </text:list>
            </text:list-item>
            <text:list-item>
              <text:p text:style-name="P8">kompozice</text:p>
              <text:list>
                <text:list-item>
                  <text:list>
                    <text:list-item>
                      <text:p text:style-name="P10">chronologicky, <text:span text:style-name="T16">retrospektivně</text:span></text:p>
                    </text:list-item>
                    <text:list-item>
                      <text:p text:style-name="P13"><text:span text:style-name="T7">členěno do 26 kapitol</text:span> </text:p>
                    </text:list-item>
                    <text:list-item>
                      <text:p text:style-name="P28">aluze na Fausta</text:p>
                      <text:list>
                        <text:list-item>
                          <text:p text:style-name="P28">Ďábel na stěně kostela</text:p>
                        </text:list-item>
                        <text:list-item>
                          <text:p text:style-name="P28">v hospodě se potká s Faustem (neúspěšná snaha ho přemluvit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s/></text:p>
          <text:list>
            <text:list-item>
              <text:p text:style-name="P7">vypravěč:</text:p>
              <text:list>
                <text:list-item>
                  <text:p text:style-name="P16"><text:span text:style-name="T8">hojně zastoupen, hora Koppel</text:span> </text:p>
                </text:list-item>
              </text:list>
            </text:list-item>
            <text:list-item>
              <text:p text:style-name="P17">vyprávěcí způsoby, typy promluv</text:p>
              <text:list>
                <text:list-item>
                  <text:p text:style-name="P16">Postavy mluví <text:span text:style-name="T8">převážně </text:span>přímou řečí <text:span text:style-name="T5">(Ich forma)</text:span></text:p>
                </text:list-item>
                <text:list-item>
                  <text:p text:style-name="P14">dialogy</text:p>
                </text:list-item>
              </text:list>
            </text:list-item>
            <text:list-item>
              <text:p text:style-name="P18">postavy</text:p>
              <text:list>
                <text:list-item>
                  <text:p text:style-name="P19">Krysař</text:p>
                  <text:list>
                    <text:list-item>
                      <text:p text:style-name="P19">statný <text:span text:style-name="T10">tajemný</text:span> muž</text:p>
                    </text:list-item>
                    <text:list-item>
                      <text:p text:style-name="P19">poprvé se vážné zamiluje → vývoj postavy</text:p>
                    </text:list-item>
                    <text:list-item>
                      <text:p text:style-name="P19">nerozhodný, snaha utéct (odchod z města)</text:p>
                    </text:list-item>
                    <text:list-item>
                      <text:p text:style-name="P19">pomstychtivý – <text:span text:style-name="T9">odvede celé město</text:span></text:p>
                    </text:list-item>
                    <text:list-item>
                      <text:p text:style-name="P20">své jméno neprozradí</text:p>
                    </text:list-item>
                  </text:list>
                </text:list-item>
                <text:list-item>
                  <text:p text:style-name="P19">Sepp Jörgen</text:p>
                  <text:list>
                    <text:list-item>
                      <text:p text:style-name="P20">Opožděný, pomalu chápající</text:p>
                      <text:list>
                        <text:list-item>
                          <text:p text:style-name="P27">sám si to uvědomoval (dívky se mu posmívali)</text:p>
                        </text:list-item>
                      </text:list>
                    </text:list-item>
                    <text:list-item>
                      <text:p text:style-name="P20">rybář</text:p>
                    </text:list-item>
                    <text:list-item>
                      <text:p text:style-name="P21">urostlý <text:span text:style-name="T14">mladý pěkný muž</text:span></text:p>
                    </text:list-item>
                    <text:list-item>
                      <text:p text:style-name="P20">jako jediný neskočí do propasti, pláč dítěte ho odradí</text:p>
                    </text:list-item>
                  </text:list>
                </text:list-item>
                <text:list-item>
                  <text:p text:style-name="P20">Dlouhý Kristián</text:p>
                  <text:list>
                    <text:list-item>
                      <text:p text:style-name="P21">Otec dítěte Ágnes</text:p>
                    </text:list-item>
                    <text:list-item>
                      <text:p text:style-name="P21">snaží se ji udržet/získat</text:p>
                    </text:list-item>
                    <text:list-item>
                      <text:p text:style-name="P27">chce zdědit peníze po strýčkovi,aby si mohl vzít Agnes</text:p>
                    </text:list-item>
                    <text:list-item>
                      <text:p text:style-name="P27">normální mladý muž</text:p>
                    </text:list-item>
                  </text:list>
                </text:list-item>
                <text:list-item>
                  <text:p text:style-name="P21">Ágnes</text:p>
                  <text:list>
                    <text:list-item>
                      <text:p text:style-name="P21"><text:soft-page-break/>pohledná malá <text:span text:style-name="T13">dívka</text:span></text:p>
                    </text:list-item>
                    <text:list-item>
                      <text:p text:style-name="P22"><text:span text:style-name="T13">má se vdávat za</text:span> Kristian<text:span text:style-name="T13">a</text:span></text:p>
                    </text:list-item>
                    <text:list-item>
                      <text:p text:style-name="P26">po příchodu Krisaře se do něj zamiluje</text:p>
                      <text:list>
                        <text:list-item>
                          <text:p text:style-name="P27">nemá vůči němu předsudky</text:p>
                        </text:list-item>
                      </text:list>
                    </text:list-item>
                    <text:list-item>
                      <text:p text:style-name="P26">zjištuje, že je těhotná s Kristianem → Nešťastná</text:p>
                    </text:list-item>
                    <text:list-item>
                      <text:p text:style-name="P27">kontroverzní postava</text:p>
                    </text:list-item>
                  </text:list>
                </text:list-item>
                <text:list-item>
                  <text:p text:style-name="P27">Konšelé</text:p>
                  <text:list>
                    <text:list-item>
                      <text:p text:style-name="P27">Slíbili Krysaři odměnu, poté mu ji nechtějí dát</text:p>
                    </text:list-item>
                    <text:list-item>
                      <text:p text:style-name="P27">hledali výmluvu, aby nemuseli platit (nic o něm neví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span text:style-name="T1">jazykové prostředky</text:span> </text:p>
          <text:list>
            <text:list-item>
              <text:list>
                <text:list-item>
                  <text:p text:style-name="P22">starší <text:span text:style-name="T15">spisovná umělecká </text:span>čeština</text:p>
                </text:list-item>
                <text:list-item>
                  <text:p text:style-name="P28">poetický, metaforický symbolický jazyk</text:p>
                </text:list-item>
                <text:list-item>
                  <text:p text:style-name="P29">řečnické otázky při rozjímání</text:p>
                </text:list-item>
                <text:list-item>
                  <text:p text:style-name="P29">úryvek:</text:p>
                  <text:list>
                    <text:list-item>
                      <text:p text:style-name="P29">krátké věty a ekvivalenty; výčty a paralelismus – popis předešlého života</text:p>
                    </text:list-item>
                    <text:list-item>
                      <text:p text:style-name="P29">protiklad: opustit/zůstat – poenta vnitřního boje</text:p>
                    </text:list-item>
                    <text:list-item>
                      <text:p text:style-name="P29"/>
                    </text:list-item>
                  </text:list>
                </text:list-item>
              </text:list>
            </text:list-item>
          </text:list>
        </text:list-item>
        <text:list-item>
          <text:p text:style-name="P24">Auto<text:span text:style-name="T12">r</text:span></text:p>
        </text:list-item>
      </text:list>
      <text:list xml:id="list2401618478" text:style-name="L2">
        <text:list-item>
          <text:list>
            <text:list-item>
              <text:p text:style-name="P25">český básník, dramatik <text:s/>a prozaik</text:p>
            </text:list-item>
            <text:list-item>
              <text:p text:style-name="P25"/>
            </text:list-item>
          </text:list>
        </text:list-item>
      </text:list>
      <text:p text:style-name="P3"><text:span text:style-name="T3">ZDROJE:</text:span><text:span text:style-name="T4"> </text:span></text:p>
      <text:p text:style-name="P4">DYK, Viktor. Krysař [online]. V MKP 1. vyd. Praha : Městská</text:p>
      <text:p text:style-name="P4">knihovna v Praze, 2011 <text:span text:style-name="T6">[2020-01-07]</text:span> Dostupné z WWW:</text:p>
      <text:p text:style-name="P4">&lt;http://web2.mlp.cz/koweb/00/03/37/00/37/krysar.pdf&gt;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20-01-08T11:22:57.768321654</dc:date>
    <meta:editing-duration>PT18H26M58S</meta:editing-duration>
    <meta:editing-cycles>60</meta:editing-cycles>
    <meta:generator>LibreOffice/6.0.7.3$Linux_X86_64 LibreOffice_project/00m0$Build-3</meta:generator>
    <meta:print-date>2019-10-24T13:44:17.138776397</meta:print-date>
    <meta:document-statistic meta:table-count="0" meta:image-count="0" meta:object-count="0" meta:page-count="2" meta:paragraph-count="70" meta:word-count="316" meta:character-count="1761" meta:non-whitespace-character-count="1565"/>
  </office:meta>
</office:document-meta>
</file>